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20a3" officeooo:paragraph-rsid="00152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ontribu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 </meta:initial-creator>
    <meta:creation-date>2016-09-19T18:18:37.139533906</meta:creation-date>
    <dc:date>2016-09-19T18:18:54.373486238</dc:date>
    <dc:creator>Li </dc:creator>
    <meta:editing-duration>PT18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4.3.7.2$Linux_X86_64 LibreOffice_project/430$Build-2</meta:generator>
  </office:meta>
</office:document-meta>
</file>